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2208" officeooo:paragraph-rsid="00192208"/>
    </style:style>
    <style:style style:name="P2" style:family="paragraph" style:parent-style-name="Standard">
      <style:paragraph-properties fo:text-align="start" style:justify-single-word="false"/>
      <style:text-properties officeooo:rsid="00192208" officeooo:paragraph-rsid="00192208"/>
    </style:style>
    <style:style style:name="P3" style:family="paragraph" style:parent-style-name="Standard">
      <style:paragraph-properties fo:text-align="start" style:justify-single-word="false"/>
      <style:text-properties officeooo:rsid="00192208" officeooo:paragraph-rsid="001a4d85"/>
    </style:style>
    <style:style style:name="T1" style:family="text">
      <style:text-properties officeooo:rsid="001a4d85"/>
    </style:style>
    <style:style style:name="T2" style:family="text">
      <style:text-properties officeooo:rsid="001a92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és</text:p>
      <text:p text:style-name="P2">Rouge : Admin</text:p>
      <text:p text:style-name="P2"><text:tab/>-Clé universelles</text:p>
      <text:p text:style-name="P2"><text:tab/>-Bureaux</text:p>
      <text:p text:style-name="P2"><text:tab/>-Serveurs</text:p>
      <text:p text:style-name="P2"/>
      <text:p text:style-name="P2">Vert : Personnel / maintenance</text:p>
      <text:p text:style-name="P3"><text:tab/>-<text:span text:style-name="T1">Clé universelle </text:span><text:span text:style-name="T2">chambre </text:span>classées par étage</text:p>
      <text:p text:style-name="P2"><text:tab/>-Locaux</text:p>
      <text:p text:style-name="P2"><text:tab/>-Sanitaires</text:p>
      <text:p text:style-name="P2"><text:tab/>-Cuisine</text:p>
      <text:p text:style-name="P2"><text:tab/>-Cantine</text:p>
      <text:p text:style-name="P2"/>
      <text:p text:style-name="P2">Bleu : Utilisateur</text:p>
      <text:p text:style-name="P2"><text:tab/>-Chambre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5T15:48:10.939000000</meta:creation-date>
    <dc:date>2022-11-15T15:56:16.282000000</dc:date>
    <meta:editing-duration>PT8M5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3" meta:word-count="27" meta:character-count="193" meta:non-whitespace-character-count="170"/>
  </office:meta>
</office:document-meta>
</file>